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panish" svg:font-family="Spanis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text-properties officeooo:paragraph-rsid="0017f1a9"/>
    </style:style>
    <style:style style:name="P2" style:family="paragraph" style:parent-style-name="Text_20_body">
      <style:text-properties officeooo:rsid="0013e8f5" officeooo:paragraph-rsid="0013e8f5"/>
    </style:style>
    <style:style style:name="P3" style:family="paragraph" style:parent-style-name="Text_20_body">
      <style:text-properties officeooo:rsid="0014dffd" officeooo:paragraph-rsid="00164251"/>
    </style:style>
    <style:style style:name="P4" style:family="paragraph" style:parent-style-name="Text_20_body">
      <style:text-properties officeooo:rsid="00164251" officeooo:paragraph-rsid="00164251"/>
    </style:style>
    <style:style style:name="P5" style:family="paragraph" style:parent-style-name="Text_20_body">
      <style:text-properties fo:font-weight="bold" officeooo:rsid="00164251" officeooo:paragraph-rsid="00164251" style:font-weight-asian="bold" style:font-weight-complex="bold"/>
    </style:style>
    <style:style style:name="P6" style:family="paragraph" style:parent-style-name="Text_20_body" style:list-style-name="L1">
      <style:text-properties officeooo:rsid="0017e353" officeooo:paragraph-rsid="0017e353"/>
    </style:style>
    <style:style style:name="P7" style:family="paragraph" style:parent-style-name="Text_20_body">
      <style:text-properties officeooo:rsid="0017f1a9" officeooo:paragraph-rsid="0017f1a9"/>
    </style:style>
    <style:style style:name="T1" style:family="text">
      <style:text-properties officeooo:rsid="00139790"/>
    </style:style>
    <style:style style:name="T2" style:family="text">
      <style:text-properties officeooo:rsid="0014dffd"/>
    </style:style>
    <style:style style:name="T3" style:family="text">
      <style:text-properties officeooo:rsid="0017e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a<text:span text:style-name="T3">s (ordenadas de más alta prioridad a más baja)</text:span></text:p>
      <text:p text:style-name="P7">Sobrevivir con el mayor número de puntos.</text:p>
      <text:p text:style-name="Heading">Percepciones</text:p>
      <text:p text:style-name="Heading">Sensores</text:p>
      <text:p text:style-name="Heading">Efectores</text:p>
      <text:p text:style-name="Heading">Ambiente</text:p>
      <text:p text:style-name="P5">Bolas</text:p>
      <text:p text:style-name="P2">Bolas rojas dan 3 puntos <text:span text:style-name="T3">(9 por mapa)</text:span></text:p>
      <text:p text:style-name="P2">Bolas verdes dan 3 balas y 11 puntos <text:span text:style-name="T3">(6 por mapa)</text:span></text:p>
      <text:p text:style-name="P2">Bolas amarillas 2 balas perforadoras y 4 puntos <text:span text:style-name="T3">(4 por mapa)</text:span></text:p>
      <text:p text:style-name="P2">Bolas azul <text:span text:style-name="T2">1 escudo y 0 puntos (2 por mapa)</text:span></text:p>
      <text:p text:style-name="P2">Bolas celeste <text:span text:style-name="T2">quitan 3 puntos (4 por mapa</text:span></text:p>
      <text:p text:style-name="P5">Ataque</text:p>
      <text:p text:style-name="P3">Los bichos mueren con 5 balas normales/perforadoras</text:p>
      <text:p text:style-name="P3">Las balas perforadoras atraviesan paredes y escudos</text:p>
      <text:p text:style-name="P5">Defensa</text:p>
      <text:p text:style-name="P4">El escudo dura 5 segundos y soporta infinitas balas normales</text:p>
      <text:p text:style-name="Heading">Estrategia (funci<text:span text:style-name="T1">ó</text:span>n agen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panish" svg:font-family="Spanis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46:47.014800899</meta:creation-date>
    <dc:date>2017-10-17T10:28:52.420388351</dc:date>
    <meta:editing-duration>PT21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98" meta:character-count="565" meta:non-whitespace-character-count="485"/>
  </office:meta>
</office:document-meta>
</file>